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office:automatic-styles>
  <office:body>
    <office:text>
      <text:p text:style-name="Title">The United States’ Constitution</text:p>
      <text:p text:style-name="Author">Founding Fathers</text:p>
      <text:h text:style-name="Heading_20_1" text:outline-level="1">THE CONSTITUTION OF THE UNITED STATES OF AMERICA, 1787</text:h>
      <text:p text:style-name="First_20_paragraph">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text:p>
      <text:h text:style-name="Heading_20_2" text:outline-level="2">Article. I.</text:h>
      <text:h text:style-name="Heading_20_3" text:outline-level="3">Section. 1.</text:h>
      <text:p text:style-name="First_20_paragraph">All legislative Powers herein granted shall be vested in a Congress of the United States, which shall consist of a Senate and House of Representatives.</text:p>
      <text:h text:style-name="Heading_20_3" text:outline-level="3">Section. 2.</text:h>
      <text:p text:style-name="First_20_paragraph">The House of Representatives shall be composed of Members chosen every second Year by the People of the several States, and the electors in each State shall have the qualifications requisite for electors of the most numerous branch of the State legislature.</text:p>
      <text:p text:style-name="Text_20_body">No Person shall be a Representative who shall not have attained to the Age of twenty five Years, and been seven Years a citizen of the United States, and who shall not, when elected, be an Inhabitant of that State in which he shall be chosen.</text:p>
      <text:p text:style-name="Text_20_body">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shall by law Direct. The number of Representatives shall not exceed one for every thirty Thousand, but each State shall have at least one Representative; and until such enumeration shall be made, the State of New Hampshire shall be entitled to chuse three, Massachusetts eight, Rhode Island and Providence Plantations one, Connecticut five, New York six, New Jersey four, Pennsylvania eight, Delaware one, Maryland six, Virginia ten, North Carolina five, South Carolina five, and Georgia three.</text:p>
      <text:p text:style-name="Text_20_body">When vacancies happen in the Representation from any State, the Executive Authority thereof shall issue Writs of Election to fill such Vacancies.</text:p>
      <text:p text:style-name="Text_20_body">The House of Representatives shall chuse their Speaker and other Officers; and shall have the sole Power of Impeachment.</text:p>
      <text:h text:style-name="Heading_20_3" text:outline-level="3">Section. 3.</text:h>
      <text:p text:style-name="First_20_paragraph">The Senate of the United States shall be composed of two Senators from each State, chosen by the legislature thereof, for six Years; and each Senator shall have one Vote.</text:p>
      <text:p text:style-name="Text_20_body">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p>
      <text:p text:style-name="Text_20_body">No person shall be a Senator who shall not have attained to the Age of thirty Years, and been nine Years a Citizen of the United States, and who shall not, when elected, be an Inhabitant of that State for which he shall be chosen.</text:p>
      <text:p text:style-name="Text_20_body">The Vice-President of the United States shall be President of the Senate, but shall have no Vote, unless they be equally divided.</text:p>
      <text:p text:style-name="Text_20_body">The Senate shall choose their other Officers, and also a President pro tempore, in the Absence of the Vice-President, or when he shall exercise the Office of President of the United States.</text:p>
      <text:p text:style-name="Text_20_body">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p>
      <text:p text:style-name="Text_20_body">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p>
      <text:h text:style-name="Heading_20_3" text:outline-level="3">Section. 4.</text:h>
      <text:p text:style-name="First_20_paragraph">The Times, Places and Manner of holding Elections for Senators and Representatives, shall be prescribed in each State by the Legislature thereof; but the Congress may at any time by Law make or alter such Regulations, except as to the Places of chusing Senators.</text:p>
      <text:p text:style-name="Text_20_body">The Congress shall assemble at least once in every Year, and such Meeting shall be on the first Monday in December, unless they shall by law appoint a different Day.</text:p>
      <text:h text:style-name="Heading_20_3" text:outline-level="3">Section. 5.</text:h>
      <text:p text:style-name="First_20_paragraph">Each House shall be the Judge of the Elections, Returns and Qualifications of its own Members, and a Majority of each shall constitute a Quorum to do Business; but a smaller Number may adjourn from day to day, and may be authorized to compel the Attendance of absent Members, in such Manner, and under such Penalties as each House may provide.</text:p>
      <text:p text:style-name="Text_20_body">Each house may determine the Rules of its Proceedings, punish its Members for disorderly Behavior, and, with the Concurrence of two-thirds, expel a Member.</text:p>
      <text:p text:style-name="Text_20_body">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p>
      <text:p text:style-name="Text_20_body">Neither House, during the Session of Congress, shall, without the Consent of the other, adjourn for more than three days, nor to any other Place than that in which the two Houses shall be sitting.</text:p>
      <text:h text:style-name="Heading_20_3" text:outline-level="3">Section. 6.</text:h>
      <text:p text:style-name="First_20_paragraph">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p>
      <text:p text:style-name="Text_20_body">No Senator or Representative shall, during the Time for which he was elected, be appointed to any civil Office under the authority of the United States, which shall have been created, or the Emoluments whereof shall have been increased during such time; and no Person holding any Office under the United States, shall be a Member of either House during his Continuance in Office.</text:p>
      <text:h text:style-name="Heading_20_3" text:outline-level="3">Section. 7.</text:h>
      <text:p text:style-name="First_20_paragraph">All Bills for raising Revenue shall originate in the House of Representatives; but the Senate may propose or concur with Amendments as on other Bills.</text:p>
      <text:p text:style-name="Text_20_body">Every Bill which shall have passed the House of Representatives and the Senate, shall, before it become a Law, be presented to the President of the United States; If he approve he shall sign it, but if not he shall return it, with his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text:p>
      <text:p text:style-name="Text_20_body">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p>
      <text:h text:style-name="Heading_20_3" text:outline-level="3">Section. 8.</text:h>
      <text:p text:style-name="First_20_paragraph">The Congress shall have Power to lay and collect Taxes, Duties, Imposts and Excises, to pay the Debts and provide for the common Defence and general Welfare of the United States; but all Duties, Imposts and Excises shall be uniform throughout the United States;</text:p>
      <text:p text:style-name="Text_20_body">To borrow Money on the credit of the United States;</text:p>
      <text:p text:style-name="Text_20_body">To regulate Commerce with foreign Nations, and among the several States, and with the Indian Tribes;</text:p>
      <text:p text:style-name="Text_20_body">To establish an uniform Rule of Naturalization, and uniform Laws on the subject of Bankruptcies throughout the United States;</text:p>
      <text:p text:style-name="Text_20_body">To coin Money, regulate the Value thereof, and of foreign Coin, and fix the Standard of Weights and Measures;</text:p>
      <text:p text:style-name="Text_20_body">To provide for the Punishment of counterfeiting the Securities and current Coin of the United States;</text:p>
      <text:p text:style-name="Text_20_body">To establish Post Offices and Post Roads;</text:p>
      <text:p text:style-name="Text_20_body">To promote the Progress of Science and useful Arts, by securing for limited Times to Authors and Inventors the exclusive Right to their respective Writings and Discoveries;</text:p>
      <text:p text:style-name="Text_20_body">To constitute Tribunals inferior to the supreme Court;</text:p>
      <text:p text:style-name="Text_20_body">To define and punish Piracies and Felonies committed on the high Seas, and Offenses against the Law of Nations;</text:p>
      <text:p text:style-name="Text_20_body">To declare War, grant Letters of Marque and Reprisal, and make Rules concerning Captures on Land and Water;</text:p>
      <text:p text:style-name="Text_20_body">To raise and support Armies, but no Appropriation of Money to that Use shall be for a longer term than two Years;</text:p>
      <text:p text:style-name="Text_20_body">To provide and maintain a Navy;</text:p>
      <text:p text:style-name="Text_20_body">To make Rules for the Government and Regulation of the land and naval Forces;</text:p>
      <text:p text:style-name="Text_20_body">To provide for calling forth the Militia to execute the Laws of the Union, suppress Insurrections and repel Invasions;</text:p>
      <text:p text:style-name="Text_20_body">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p>
      <text:p text:style-name="Text_20_body">To exercise exclusive Legislation in all Cases whatsoever, over such District (not exceeding ten Miles square) as may, by Cession of particular States, and the Acceptance of Congress, become the Seat of the Government of the United States, and to exercise like Authority over all Places purchased by the Consent of the Legislature of the State in which the Same shall be, for the Erection of Forts, Magazines, Arsenals, Dockyards, and other needful Buildings;–And</text:p>
      <text:p text:style-name="Text_20_body">To make all Laws which shall be necessary and proper for carrying into Execution the foregoing Powers, and all other Powers vested by this Constitution in the Government of the United States, or in any Department or Officer thereof.</text:p>
      <text:h text:style-name="Heading_20_3" text:outline-level="3">Section. 9.</text:h>
      <text:p text:style-name="First_20_paragraph">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p>
      <text:p text:style-name="Text_20_body">The Privilege of the Writ of Habeas Corpus shall not be suspended, unless when in Cases of Rebellion or Invasion the public Safety may require it.</text:p>
      <text:p text:style-name="Text_20_body">No Bill of Attainder or ex post facto Law shall be passed.</text:p>
      <text:p text:style-name="Text_20_body">No Capitation, or other direct, Tax shall be laid, unless in Proportion to the Census or Enumeration herein before directed to be taken.</text:p>
      <text:p text:style-name="Text_20_body">No Tax or Duty shall be laid on Articles exported from any State.</text:p>
      <text:p text:style-name="Text_20_body">No Preference shall be given by any Regulation of Commerce or Revenue to the Ports of one State over those of another: nor shall Vessels bound to, or from, one State, be obliged to enter, clear, or pay Duties in another.</text:p>
      <text:p text:style-name="Text_20_body">No Money shall be drawn from the Treasury, but in Consequence of Appropriations made by Law; and a regular Statement and Account of the Receipts and Expenditures of all public Money shall be published from time to time.</text:p>
      <text:p text:style-name="Text_20_body">No Title of Nobility shall be granted by the United States; and no Person holding any Office of Profit or Trust under them, shall, without the Consent of the Congress, accept of any present, Emolument, Office, or Title, of any kind whatever, from any King, Prince, or foreign State.</text:p>
      <text:h text:style-name="Heading_20_3" text:outline-level="3">Section. 10.</text:h>
      <text:p text:style-name="First_20_paragraph">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p>
      <text:p text:style-name="Text_20_body">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text:p>
      <text:p text:style-name="Text_20_body">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p>
      <text:h text:style-name="Heading_20_2" text:outline-level="2">ARTICLE. II.</text:h>
      <text:h text:style-name="Heading_20_3" text:outline-level="3">Section. 1.</text:h>
      <text:p text:style-name="First_20_paragraph">The executive Power shall be vested in a President of the United States of America. He shall hold his Office during the Term of four Years, and, together with the Vice President chosen for the same Term, be elected, as follows:</text:p>
      <text:p text:style-name="Text_20_body">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text:p>
      <text:p text:style-name="Text_20_body">The Electors shall meet in their respective States, and vote by Ballot for two Persons, of 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text:p>
      <text:p text:style-name="Text_20_body">The Congress may determine the Time of chusing the Electors, and the Day on which they shall give their Votes; which Day shall be the same throughout the United States.</text:p>
      <text:p text:style-name="Text_20_body">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p>
      <text:p text:style-name="Text_20_body">In Case of the Removal of the President from Office, or of his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p>
      <text:p text:style-name="Text_20_body">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p>
      <text:p text:style-name="Text_20_body">Before he enter on the Execution of his Office, he shall take the following Oath or Affirmation:–“I do solemnly swear (or affirm) that I will faithfully execute the Office of President of the United States, and will to the best of my Ability, preserve, protect and defend the Constitution of the United States.”</text:p>
      <text:h text:style-name="Heading_20_3" text:outline-level="3">Section. 2.</text:h>
      <text:p text:style-name="First_20_paragraph">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ses against the United States, except in Cases of impeachment.</text:p>
      <text:p text:style-name="Text_20_body">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Officers, as they think proper, in the President alone, in the Courts of Law, or in the Heads of Departments.</text:p>
      <text:p text:style-name="Text_20_body">The President shall have Power to fill up all Vacancies that may happen during the Recess of the Senate, by granting Commissions which shall expire at the End of their next session.</text:p>
      <text:h text:style-name="Heading_20_3" text:outline-level="3">Section. 3.</text:h>
      <text:p text:style-name="First_20_paragraph">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p>
      <text:h text:style-name="Heading_20_3" text:outline-level="3">Section. 4.</text:h>
      <text:p text:style-name="First_20_paragraph">The President, Vice President and all civil Officers of the United States, shall be removed from Office on Impeachment for, and Conviction of, Treason, Bribery, or other high Crimes and Misdemeanors.</text:p>
      <text:h text:style-name="Heading_20_2" text:outline-level="2">ARTICLE. III.</text:h>
      <text:h text:style-name="Heading_20_3" text:outline-level="3">Section. 1.</text:h>
      <text:p text:style-name="First_20_paragraph">The judicial Power of the United States, shall be vested in one supreme Court, and in such inferior Courts as the Congress may from time to time ordain and establish. The Judges, both of the supreme and inferior Courts, shall hold their Offices during good behavior, and shall, at stated Times, receive for their Services, a Compensation, which shall not be diminished during their Continuance in Office.</text:p>
      <text:h text:style-name="Heading_20_3" text:outline-level="3">Section. 2.</text:h>
      <text:p text:style-name="First_20_paragraph">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 –between Citizens of the same State claiming Lands under Grants of different States, and between a State, or the Citizens thereof, and foreign States, Citizens or Subjects.</text:p>
      <text:p text:style-name="Text_20_body">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p>
      <text:p text:style-name="Text_20_body">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p>
      <text:h text:style-name="Heading_20_3" text:outline-level="3">Section. 3.</text:h>
      <text:p text:style-name="First_20_paragraph">Treason against the United States, shall consist only in levying War against them, or in adhering to their Enemies, giving them Aid and Comfort. No Person shall be convicted of Treason unless on the Testimony of two Witnesses to the same overt Act, or on Confession in open Court.</text:p>
      <text:p text:style-name="Text_20_body">The Congress shall have power to declare the punishment of Treason, but no Attainder of Treason shall work Corruption of Blood, or Forfeiture except during the Life of the Person attainted.</text:p>
      <text:h text:style-name="Heading_20_2" text:outline-level="2">ARTICLE. IV.</text:h>
      <text:h text:style-name="Heading_20_3" text:outline-level="3">Section. 1.</text:h>
      <text:p text:style-name="First_20_paragraph">Full Faith and Credit shall be given in each State to the public Acts, Records, and judicial Proceedings of every other State. And the Congress may by general Laws prescribe the Manner in which such Acts, Records, and Proceedings shall be proved, and the Effect thereof.</text:p>
      <text:h text:style-name="Heading_20_3" text:outline-level="3">Section. 2.</text:h>
      <text:p text:style-name="First_20_paragraph">The Citizens of each State shall be entitled to all Privileges and Immunities of Citizens in the several States.</text:p>
      <text:p text:style-name="Text_20_body">A Person charged in any State with Treason, Felony, or other Crime, who shall flee from Justice, and be found in another State, shall on Demand of the executive Authority of the State from which he fled, be delivered up, to be removed to the State having Jurisdiction of the Crime.</text:p>
      <text:p text:style-name="Text_20_body">No person held to Service or Labor in one State, under the Laws thereof, escaping into another, shall, in Consequence of any Law or Regulation therein, be discharged from such Service or Labor, But shall be delivered up on Claim of the Party to whom such Service or Labor may be due.</text:p>
      <text:h text:style-name="Heading_20_3" text:outline-level="3">Section. 3.</text:h>
      <text:p text:style-name="First_20_paragraph">New States may be admitted by the Congress into this Union; but no new States shall be formed or erected within the Jurisdiction of any other State; nor any State be formed by the Junction of two or more States, or Parts of States, without the Consent of the Legislatures of the States concerned as well as of the Congress.</text:p>
      <text:p text:style-name="Text_20_body">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p>
      <text:h text:style-name="Heading_20_3" text:outline-level="3">Section. 4.</text:h>
      <text:p text:style-name="First_20_paragraph">The United States shall guarantee to every State in this Union a Republican Form of Government, and shall protect each of them against Invasion; and on Application of the Legislature, or of the Executive (when the Legislature cannot be convened) against domestic Violence.</text:p>
      <text:h text:style-name="Heading_20_2" text:outline-level="2">ARTICLE. V.</text:h>
      <text:p text:style-name="First_20_paragraph">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p>
      <text:h text:style-name="Heading_20_2" text:outline-level="2">ARTICLE. VI.</text:h>
      <text:p text:style-name="First_20_paragraph">All Debts contracted and Engagements entered into, before the Adoption of this Constitution, shall be as valid against the United States under this Constitution, as under the Confederation.</text:p>
      <text:p text:style-name="Text_20_body">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p>
      <text:p text:style-name="Text_20_body">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p>
      <text:h text:style-name="Heading_20_2" text:outline-level="2">ARTICLE. VII.</text:h>
      <text:p text:style-name="First_20_paragraph">The Ratification of the Conventions of nine States, shall be sufficient for the Establishment of this Constitution between the States so ratifying the Same.</text:p>
      <text:p text:style-name="Text_20_body">Done in Convention by the Unanimous Consent of the States present<text:line-break/>the Seventeenth Day of September in the Year of our Lord one<text:line-break/>thousand seven hundred and eighty seven and of the Independence of the<text:line-break/>United States of America the Twelfth In Witness whereof<text:line-break/>We have hereunto subscribed our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Attest: William Jackson, Secretary</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Go. WASHINGTON– Presid. and deputy from Virginia</text:p>
          </table:table-cell>
        </table:table-row>
        <table:table-row>
          <table:table-cell table:style-name="Table1.A1" office:value-type="string">
    </table:table-cell>
          <table:table-cell table:style-name="Table1.A1" office:value-type="string">
            <text:p text:style-name="Table_20_Contents">Delaware</text:p>
          </table:table-cell>
          <table:table-cell table:style-name="Table1.A1" office:value-type="string">
            <text:p text:style-name="Table_20_Contents">Geo: Read Gunning Bedford jun John Dickinson Richard Bassett Jaco: Broom</text:p>
          </table:table-cell>
          <table:table-cell table:style-name="Table1.A1" office:value-type="string">
            <text:p text:style-name="Table_20_Contents">New Hampshire</text:p>
          </table:table-cell>
          <table:table-cell table:style-name="Table1.A1" office:value-type="string">
            <text:p text:style-name="Table_20_Contents">John Langdon Nicholas Gilman</text:p>
          </table:table-cell>
        </table:table-row>
        <table:table-row>
          <table:table-cell table:style-name="Table1.A1" office:value-type="string">
    </table:table-cell>
          <table:table-cell table:style-name="Table1.A1" office:value-type="string">
            <text:p text:style-name="Table_20_Contents">Maryland</text:p>
          </table:table-cell>
          <table:table-cell table:style-name="Table1.A1" office:value-type="string">
            <text:p text:style-name="Table_20_Contents">James Mchenry Dan of St Thos. Jenifer Danl Carroll</text:p>
          </table:table-cell>
          <table:table-cell table:style-name="Table1.A1" office:value-type="string">
            <text:p text:style-name="Table_20_Contents">Massachusetts</text:p>
          </table:table-cell>
          <table:table-cell table:style-name="Table1.A1" office:value-type="string">
            <text:p text:style-name="Table_20_Contents">Nathaniel Gorham Rufus King</text:p>
          </table:table-cell>
        </table:table-row>
        <table:table-row>
          <table:table-cell table:style-name="Table1.A1" office:value-type="string">
    </table:table-cell>
          <table:table-cell table:style-name="Table1.A1" office:value-type="string">
            <text:p text:style-name="Table_20_Contents">Virginia</text:p>
          </table:table-cell>
          <table:table-cell table:style-name="Table1.A1" office:value-type="string">
            <text:p text:style-name="Table_20_Contents">John Blair– James Madison Jr.</text:p>
          </table:table-cell>
          <table:table-cell table:style-name="Table1.A1" office:value-type="string">
            <text:p text:style-name="Table_20_Contents">Connecticut</text:p>
          </table:table-cell>
          <table:table-cell table:style-name="Table1.A1" office:value-type="string">
            <text:p text:style-name="Table_20_Contents">Wm. Saml. Johnson Roger Sherman</text:p>
          </table:table-cell>
        </table:table-row>
        <table:table-row>
          <table:table-cell table:style-name="Table1.A1" office:value-type="string">
    </table:table-cell>
          <table:table-cell table:style-name="Table1.A1" office:value-type="string">
            <text:p text:style-name="Table_20_Contents">North Carolina</text:p>
          </table:table-cell>
          <table:table-cell table:style-name="Table1.A1" office:value-type="string">
            <text:p text:style-name="Table_20_Contents">Wm. Blount Rich’d Dobbs Spaight Hu Williamson</text:p>
          </table:table-cell>
          <table:table-cell table:style-name="Table1.A1" office:value-type="string">
            <text:p text:style-name="Table_20_Contents">New York</text:p>
          </table:table-cell>
          <table:table-cell table:style-name="Table1.A1" office:value-type="string">
            <text:p text:style-name="Table_20_Contents">Alexander Hamilton</text:p>
          </table:table-cell>
        </table:table-row>
        <table:table-row>
          <table:table-cell table:style-name="Table1.A1" office:value-type="string">
    </table:table-cell>
          <table:table-cell table:style-name="Table1.A1" office:value-type="string">
            <text:p text:style-name="Table_20_Contents">South Carolina</text:p>
          </table:table-cell>
          <table:table-cell table:style-name="Table1.A1" office:value-type="string">
            <text:p text:style-name="Table_20_Contents">J. Rutledge Charles Cotesworth Pinckney Charles Pinckney Pierce Butler</text:p>
          </table:table-cell>
          <table:table-cell table:style-name="Table1.A1" office:value-type="string">
            <text:p text:style-name="Table_20_Contents">New Jersey</text:p>
          </table:table-cell>
          <table:table-cell table:style-name="Table1.A1" office:value-type="string">
            <text:p text:style-name="Table_20_Contents">Wil: Livingston David Brearley Wm. Paterson Jona: Dayton</text:p>
          </table:table-cell>
        </table:table-row>
        <table:table-row>
          <table:table-cell table:style-name="Table1.A1" office:value-type="string">
    </table:table-cell>
          <table:table-cell table:style-name="Table1.A1" office:value-type="string">
            <text:p text:style-name="Table_20_Contents">Georgia</text:p>
          </table:table-cell>
          <table:table-cell table:style-name="Table1.A1" office:value-type="string">
            <text:p text:style-name="Table_20_Contents">William Few Abr Baldwin</text:p>
          </table:table-cell>
          <table:table-cell table:style-name="Table1.A1" office:value-type="string">
            <text:p text:style-name="Table_20_Contents">Pennsylvania</text:p>
          </table:table-cell>
          <table:table-cell table:style-name="Table1.A1" office:value-type="string">
            <text:p text:style-name="Table_20_Contents">B Franklin Thomas Mifflin Robt Morris Geo. Clymer Thos FitzSimons Jared Ingersoll James Wilson Gouv Morris</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United States’ Constitution</dc:title>
  </office:meta>
</office:document-meta>
</file>